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  <style:text-properties style:text-underline-style="none"/>
    </style:style>
    <style:style style:name="P11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yecto Final</text:p>
      <text:p text:style-name="P1">Felipe de Jesus Ruiz Garcia 214522077</text:p>
      <text:p text:style-name="P1"/>
      <text:p text:style-name="P1">Diagrama de clases UML</text:p>
      <text:p text:style-name="P1"/>
      <text:p text:style-name="P1">// Gabinete : psicologico - medico - legal</text:p>
      <text:p text:style-name="P1"/>
      <text:p text:style-name="P1"><text:span text:style-name="T1">Permisos</text:span></text:p>
      <text:list xml:id="list7531001805767137817" text:style-name="WWNum7">
        <text:list-item>
          <text:p text:style-name="P3">permiso<text:tab/><text:tab/>char</text:p>
        </text:list-item>
      </text:list>
      <text:list xml:id="list1204274788529496789" text:style-name="WWNum5">
        <text:list-item>
          <text:p text:style-name="P4">void Permiso(char)</text:p>
        </text:list-item>
        <text:list-item>
          <text:p text:style-name="P4">char getPermiso()</text:p>
        </text:list-item>
        <text:list-item>
          <text:p text:style-name="P4">void setPermiso(char)</text:p>
        </text:list-item>
      </text:list>
      <text:p text:style-name="P1"/>
      <text:p text:style-name="P1"><text:span text:style-name="T1">Estudiante</text:span></text:p>
      <text:list xml:id="list9068937667993238937" text:style-name="WWNum1">
        <text:list-item>
          <text:p text:style-name="P5">nombre:<text:tab/><text:tab/>string</text:p>
        </text:list-item>
        <text:list-item>
          <text:p text:style-name="P5"><text:span text:style-name="T1">codigo:<text:tab/><text:tab/>string</text:span></text:p>
        </text:list-item>
        <text:list-item>
          <text:p text:style-name="P5"><text:span text:style-name="T1">permiso<text:tab/><text:tab/>Permisos</text:span></text:p>
        </text:list-item>
        <text:list-item>
          <text:p text:style-name="P5"><text:span text:style-name="T1">status<text:tab/><text:tab/><text:tab/>char</text:span></text:p>
        </text:list-item>
        <text:list-item>
          <text:p text:style-name="P5"><text:span text:style-name="T1">tutor<text:tab/><text:tab/><text:tab/>*Estudiante</text:span></text:p>
        </text:list-item>
        <text:list-item>
          <text:p text:style-name="P5">carrera:<text:tab/><text:tab/>short</text:p>
        </text:list-item>
        <text:list-item>
          <text:p text:style-name="P5">semestre:<text:tab/><text:tab/>char</text:p>
        </text:list-item>
        <text:list-item>
          <text:p text:style-name="P5">creditos cursados<text:tab/>char</text:p>
        </text:list-item>
        <text:list-item>
          <text:p text:style-name="P5">email <text:tab/><text:tab/><text:tab/>string</text:p>
        </text:list-item>
        <text:list-item>
          <text:p text:style-name="P5">telefono<text:tab/><text:tab/>string</text:p>
        </text:list-item>
        <text:list-item>
          <text:p text:style-name="P5">expediente<text:tab/><text:tab/>string</text:p>
        </text:list-item>
      </text:list>
      <text:list xml:id="list7491435995715768037" text:style-name="WWNum2">
        <text:list-item>
          <text:p text:style-name="P6"><text:soft-page-break/>void Estudiante()</text:p>
        </text:list-item>
        <text:list-item>
          <text:p text:style-name="P6">type getters(void)</text:p>
        </text:list-item>
        <text:list-item>
          <text:p text:style-name="P6">void setters(type)</text:p>
        </text:list-item>
      </text:list>
      <text:p text:style-name="P1"/>
      <text:p text:style-name="P1"><text:span text:style-name="T1">Menu</text:span></text:p>
      <text:list xml:id="list3605435283279635702" text:style-name="WWNum4">
        <text:list-item>
          <text:p text:style-name="P7"><text:span text:style-name="T1">registroFaltas<text:tab/>Lista&lt;Estudiante&gt;</text:span></text:p>
        </text:list-item>
        <text:list-item>
          <text:p text:style-name="P7"><text:span text:style-name="T1">tutores<text:tab/><text:tab/>Lista&lt;Estudiante&gt;<text:tab/><text:tab/></text:span></text:p>
        </text:list-item>
      </text:list>
      <text:list xml:id="list4172729054531664833" text:style-name="WWNum3">
        <text:list-item>
          <text:p text:style-name="P8">opcion<text:tab/><text:tab/><text:tab/>char</text:p>
        </text:list-item>
      </text:list>
      <text:list xml:id="list6572625486677180866" text:style-name="WWNum8">
        <text:list-item>
          <text:p text:style-name="P9">void Menu(void)</text:p>
        </text:list-item>
        <text:list-item>
          <text:p text:style-name="P9">short doAction(char)</text:p>
        </text:list-item>
        <text:list-item>
          <text:p text:style-name="P9">short mostrarMenu()</text:p>
        </text:list-item>
        <text:list-item>
          <text:p text:style-name="P10"/>
        </text:list-item>
      </text:list>
      <text:p text:style-name="P1"/>
      <text:p text:style-name="P1"><text:span text:style-name="T1">Cita</text:span></text:p>
      <text:list xml:id="list6105018752463937213" text:style-name="WWNum6">
        <text:list-item>
          <text:p text:style-name="P11"><text:span text:style-name="T1">tipoCita<text:tab/><text:tab/>string</text:span></text:p>
        </text:list-item>
        <text:list-item>
          <text:p text:style-name="P11"><text:span text:style-name="T1">fecha<text:tab/><text:tab/><text:tab/>fecha</text:span></text:p>
        </text:list-item>
        <text:list-item>
          <text:p text:style-name="P11"><text:span text:style-name="T1">codigoAlumno<text:tab/>string<text:tab/></text:span></text:p>
        </text:list-item>
      </text:list>
      <text:p text:style-name="P1"/>
      <text:p text:style-name="P1"><text:span text:style-name="T1">Mail</text:span></text:p>
      <text:p text:style-name="P1"><text:span text:style-name="T1">Lista&lt;Template&gt;</text:span></text:p>
      <text:p text:style-name="P1"><text:span text:style-name="T1">Report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+" text:bullet-char="+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+" text:bullet-char="+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+" text:bullet-char="+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+" text:bullet-char="+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+" text:bullet-char="+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+" text:bullet-char="+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+" text:bullet-char="+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+" text:bullet-char="+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+" text:bullet-char="+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+" text:bullet-char="+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+" text:bullet-char="+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+" text:bullet-char="+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+" text:bullet-char="+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+" text:bullet-char="+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+" text:bullet-char="+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+" text:bullet-char="+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+" text:bullet-char="+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+" text:bullet-char="+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+" text:bullet-char="+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+" text:bullet-char="+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+" text:bullet-char="+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+" text:bullet-char="+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+" text:bullet-char="+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+" text:bullet-char="+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+" text:bullet-char="+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+" text:bullet-char="+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+" text:bullet-char="+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9" meta:word-count="110" meta:character-count="673" meta:non-whitespace-character-count="605"/>
    <meta:generator>LibreOfficeDev/5.1.0.3$Linux_X86_64 LibreOffice_project/</meta:generator>
  </office:meta>
</office:document-meta>
</file>